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150000004B6A3BBD86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fill-color="#ffffff" fo:min-height="3.256cm"/>
    </style:style>
    <style:style style:name="pr3" style:family="presentation" style:parent-style-name="Default-outline1">
      <style:graphic-properties draw:fill-color="#ffffff" fo:min-height="6.5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outline1">
      <style:graphic-properties draw:fill-color="#ffffff" draw:auto-grow-height="true" fo:min-height="6.5cm"/>
    </style:style>
    <style:style style:name="pr7" style:family="presentation" style:parent-style-name="Default-outline1">
      <style:graphic-properties draw:fill-color="#ffffff" draw:auto-grow-height="true" fo:min-height="7.086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outline1">
      <style:graphic-properties draw:fill-color="#ffffff" fo:min-height="7.086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0.971cm" svg:height="3.405cm" svg:x="8.5cm" svg:y="9cm">
          <draw:image xlink:href="Pictures/20000002000001150000004B6A3BBD86.eps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3" draw:layer="layout" svg:width="25.199cm" svg:height="3.256cm" svg:x="1.301cm" svg:y="3cm" presentation:class="title" presentation:user-transformed="true">
          <draw:text-box>
            <text:p text:style-name="P3">Kdo smo?</text:p>
          </draw:text-box>
        </draw:frame>
        <draw:frame presentation:style-name="pr3" draw:text-style-name="P4" draw:layer="layout" svg:width="24.699cm" svg:height="6.5cm" svg:x="1.301cm" svg:y="7.5cm" presentation:class="outline" presentation:user-transformed="true">
          <draw:text-box>
            <text:list text:style-name="L2">
              <text:list-item>
                <text:p text:id="id1" text:style-name="P4">Kolektiv s skupno nenatančno definirano idejo</text:p>
              </text:list-item>
            </text:list>
            <text:list text:style-name="L2">
              <text:list-item>
                <text:p text:id="id2" text:style-name="P4">Filozofija proste informacije</text:p>
              </text:list-item>
            </text:list>
            <text:list text:style-name="L2">
              <text:list-item>
                <text:p text:id="id3" text:style-name="P4">Nismo leglo "gikov"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text-style-name="P3" draw:layer="layout" svg:width="25.199cm" svg:height="3.507cm" svg:x="1.301cm" svg:y="2.993cm" presentation:class="title" presentation:user-transformed="true">
          <draw:text-box>
            <text:p text:style-name="P3">Poslanstvo</text:p>
          </draw:text-box>
        </draw:frame>
        <draw:frame presentation:style-name="pr6" draw:text-style-name="P4" draw:layer="layout" svg:width="17.1cm" svg:height="6.5cm" svg:x="5.4cm" svg:y="7.5cm" presentation:class="outline" presentation:user-transformed="true">
          <draw:text-box>
            <text:list text:style-name="L2">
              <text:list-item>
                <text:p text:id="id4" text:style-name="P4">Pranje možganov</text:p>
              </text:list-item>
            </text:list>
            <text:list text:style-name="L2">
              <text:list-item>
                <text:p text:id="id5" text:style-name="P4">Odpiranje oči okolici</text:p>
              </text:list-item>
            </text:list>
            <text:list text:style-name="L2">
              <text:list-item>
                <text:p text:id="id6" text:style-name="P4">Niti ne toliko zgornje kot užitek v ustvarjanj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text-style-name="P3" draw:layer="layout" svg:width="25.199cm" svg:height="3.507cm" svg:x="1.301cm" svg:y="4cm" presentation:class="title" presentation:user-transformed="true">
          <draw:text-box>
            <text:p text:style-name="P3">Kaj počnemo?</text:p>
          </draw:text-box>
        </draw:frame>
        <draw:frame presentation:style-name="pr7" draw:text-style-name="P4" draw:layer="layout" svg:width="14.6cm" svg:height="7.086cm" svg:x="7cm" svg:y="9cm" presentation:class="outline" presentation:user-transformed="true">
          <draw:text-box>
            <text:list text:style-name="L2">
              <text:list-item>
                <text:p text:id="id7" text:style-name="P4">Pranje možganov</text:p>
              </text:list-item>
            </text:list>
            <text:list text:style-name="L2">
              <text:list-item>
                <text:p text:style-name="P4">Odpiranje oči okolici</text:p>
              </text:list-item>
            </text:list>
            <text:list text:style-name="L2">
              <text:list-item>
                <text:p text:style-name="P4">Niti ne toliko zgornje kot užitek v ustvarjanj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text-style-name="P3" draw:layer="layout" svg:width="25.199cm" svg:height="3.507cm" svg:x="1.4cm" svg:y="0.837cm" presentation:class="title">
          <draw:text-box>
            <text:p text:style-name="P3">Projekti</text:p>
          </draw:text-box>
        </draw:frame>
        <draw:frame presentation:style-name="pr8" draw:text-style-name="P4" draw:layer="layout" svg:width="20.1cm" svg:height="13.86cm" svg:x="4cm" svg:y="5.14cm" presentation:class="outline" presentation:user-transformed="true">
          <draw:text-box>
            <text:list text:style-name="L2">
              <text:list-item>
                <text:p text:id="id8" text:style-name="P4">Veliko ljudi – veliko idej – veliko interesov</text:p>
              </text:list-item>
            </text:list>
            <text:list text:style-name="L2">
              <text:list-item>
                <text:p text:id="id9" text:style-name="P4">Glavni projekti:<text:tab/></text:p>
              </text:list-item>
            </text:list>
            <text:list text:style-name="L2">
              <text:list-item>
                <text:list>
                  <text:list-item>
                    <text:p text:id="id10" text:style-name="P5">Izobraževalni progr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5">Muzej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5">Galerija 404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" text:style-name="P5">Zastonj intern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5">Video arhiv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5">.......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text-style-name="P3" draw:layer="layout" svg:width="25.199cm" svg:height="3.507cm" svg:x="1.4cm" svg:y="0.837cm" presentation:class="title">
          <draw:text-box>
            <text:p text:style-name="P3">Projekti</text:p>
          </draw:text-box>
        </draw:frame>
        <draw:frame presentation:style-name="pr8" draw:text-style-name="P4" draw:layer="layout" svg:width="13.6cm" svg:height="13.86cm" svg:x="7.4cm" svg:y="4.64cm" presentation:class="outline" presentation:user-transformed="true">
          <draw:text-box>
            <text:list text:style-name="L2">
              <text:list-item>
                <text:p text:id="id16" text:style-name="P4">Ostali projekti</text:p>
              </text:list-item>
            </text:list>
            <text:list text:style-name="L2">
              <text:list-item>
                <text:list>
                  <text:list-item>
                    <text:p text:id="id17" text:style-name="P5">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" text:style-name="P5">Hard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5">Artistični projekti (Err0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5">Performansi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text-style-name="P3" draw:layer="layout" svg:width="25.199cm" svg:height="3.507cm" svg:x="1.4cm" svg:y="0.837cm" presentation:class="title">
          <draw:text-box>
            <text:p text:style-name="P3">Kje?</text:p>
          </draw:text-box>
        </draw:frame>
        <draw:frame presentation:style-name="pr8" draw:text-style-name="P4" draw:layer="layout" svg:width="17.1cm" svg:height="13.86cm" svg:x="6.9cm" svg:y="5cm" presentation:class="outline" presentation:user-transformed="true">
          <draw:text-box>
            <text:list text:style-name="L2">
              <text:list-item>
                <text:p text:id="id21" text:style-name="P4">V Kiberpipinih prostorih na Kersnikovi ul. 6</text:p>
              </text:list-item>
            </text:list>
            <text:list text:style-name="L2">
              <text:list-item>
                <text:list>
                  <text:list-item>
                    <text:p text:id="id22" text:style-name="P5">Glavni pros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" text:style-name="P5">Kinodvoran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5">Učilnic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5">PostLA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5">In še kje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text-style-name="P3" draw:layer="layout" svg:width="25.199cm" svg:height="3.507cm" svg:x="1.4cm" svg:y="0.837cm" presentation:class="title">
          <draw:text-box>
            <text:p text:style-name="P3">Zakaj?</text:p>
          </draw:text-box>
        </draw:frame>
        <draw:frame presentation:style-name="pr9" draw:text-style-name="P4" draw:layer="layout" svg:width="25.1cm" svg:height="7.086cm" svg:x="1.4cm" svg:y="4.914cm" presentation:class="outline" presentation:user-transformed="true">
          <draw:text-box>
            <text:list text:style-name="L2">
              <text:list-item>
                <text:p text:id="id27" text:style-name="P4">Ker nam tako paše</text:p>
              </text:list-item>
            </text:list>
            <text:list text:style-name="L2">
              <text:list-item>
                <text:p text:id="id28" text:style-name="P4">Ker lahko</text:p>
              </text:list-item>
            </text:list>
            <text:list text:style-name="L2">
              <text:list-item>
                <text:p text:id="id29" text:style-name="P4">Ker imamo preveč časa in če ga ne bi tako, bi ga porabili objemavši pivo v naslonjaču</text:p>
              </text:list-item>
            </text:list>
          </draw:text-box>
        </draw:frame>
        <draw:frame draw:style-name="gr3" draw:id="id30" draw:layer="layout" svg:width="8.653cm" svg:height="1.185cm" svg:x="9.847cm" svg:y="15.815cm">
          <draw:text-box>
            <text:p text:style-name="P3"><text:a xlink:href="http://www.kiberpipa.org/">http://www.kiberpipa.org/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l" fo:country="SI" style:font-family-asian="'Luxi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številka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številka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številk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Dejan Sakelšak</meta:initial-creator>
    <meta:creation-date>2006-11-07T05:09:54</meta:creation-date>
    <dc:creator>Matevž Jekovec</dc:creator>
    <dc:date>2006-11-08T00:18:43</dc:date>
    <dc:language>sl-SI</dc:language>
    <meta:editing-cycles>12</meta:editing-cycles>
    <meta:editing-duration>PT2H12M27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